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size="26pt" fo:font-weight="bold" officeooo:rsid="001d856f" officeooo:paragraph-rsid="001d856f" style:font-size-asian="22.75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officeooo:rsid="001d856f" officeooo:paragraph-rsid="001d856f"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normal" officeooo:rsid="001d856f" officeooo:paragraph-rsid="001d856f"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20pt" officeooo:rsid="001d856f" officeooo:paragraph-rsid="001d856f" style:font-size-asian="20pt" style:font-size-complex="20pt"/>
    </style:style>
    <style:style style:name="P6" style:family="paragraph" style:parent-style-name="Standard">
      <style:paragraph-properties fo:text-align="start" style:justify-single-word="false"/>
      <style:text-properties fo:font-size="16pt" fo:font-weight="bold" officeooo:rsid="001f0b2b" officeooo:paragraph-rsid="001f0b2b"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21e002" officeooo:paragraph-rsid="0022a4c5"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2pt" fo:font-weight="normal" officeooo:rsid="001f0b2b" officeooo:paragraph-rsid="001f0b2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0b2b" officeooo:paragraph-rsid="0022a4c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officeooo:rsid="001f0b2b" officeooo:paragraph-rsid="001f0b2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2a6099" fo:font-size="12pt" fo:font-weight="normal" officeooo:rsid="001f0b2b" officeooo:paragraph-rsid="001f0b2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2a6099" fo:font-size="12pt" fo:font-weight="normal" officeooo:rsid="001f61d7" officeooo:paragraph-rsid="001f61d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2a6099" fo:font-size="12pt" fo:font-weight="normal" officeooo:rsid="001f61d7" officeooo:paragraph-rsid="0020973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2a6099" fo:font-size="12pt" fo:font-weight="normal" officeooo:rsid="001f61d7" officeooo:paragraph-rsid="0022a4c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2a6099" fo:font-size="12pt" fo:font-weight="normal" officeooo:rsid="0021e002" officeooo:paragraph-rsid="0022a4c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2a6099" fo:font-size="12pt" fo:font-weight="normal" officeooo:rsid="00240f3d" officeooo:paragraph-rsid="00240f3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2a6099" fo:font-size="16pt" fo:font-weight="bold" officeooo:rsid="001f0b2b" officeooo:paragraph-rsid="001f0b2b"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2a6099" fo:font-size="16pt" fo:font-weight="bold" officeooo:rsid="001f61d7" officeooo:paragraph-rsid="001f61d7" style:font-size-asian="16pt" style:font-weight-asian="bold" style:font-size-complex="16pt" style:font-weight-complex="bold"/>
    </style:style>
    <style:style style:name="P19" style:family="paragraph" style:parent-style-name="Standard">
      <style:paragraph-properties fo:text-align="start" style:justify-single-word="false"/>
      <style:text-properties fo:color="#ff0000" fo:font-size="12pt" fo:font-weight="normal" officeooo:rsid="001f61d7" officeooo:paragraph-rsid="001f61d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ff0000" fo:font-size="12pt" fo:font-weight="normal" officeooo:rsid="001f61d7" officeooo:paragraph-rsid="0020973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ff0000" fo:font-size="12pt" fo:font-weight="normal" officeooo:rsid="001f61d7" officeooo:paragraph-rsid="0022a4c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333333" fo:font-size="12pt" fo:font-weight="normal" officeooo:rsid="0022a4c5" officeooo:paragraph-rsid="0022a4c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333333" fo:font-size="12pt" fo:font-weight="normal" officeooo:rsid="001f61d7" officeooo:paragraph-rsid="0022a4c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333333" fo:font-size="12pt" fo:font-weight="normal" officeooo:rsid="0025aaf6" officeooo:paragraph-rsid="0025aaf6" style:font-size-asian="10.5pt" style:font-weight-asian="normal" style:font-size-complex="12pt" style:font-weight-complex="normal"/>
    </style:style>
    <style:style style:name="T1" style:family="text">
      <style:text-properties officeooo:rsid="001d856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style:style style:name="T5" style:family="text">
      <style:text-properties fo:color="#00a933"/>
    </style:style>
    <style:style style:name="T6" style:family="text">
      <style:text-properties fo:color="#333333"/>
    </style:style>
    <style:style style:name="T7" style:family="text">
      <style:text-properties fo:color="#333333" officeooo:rsid="0020973c"/>
    </style:style>
    <style:style style:name="T8" style:family="text">
      <style:text-properties fo:color="#333333" officeooo:rsid="0022a4c5"/>
    </style:style>
    <style:style style:name="T9" style:family="text">
      <style:text-properties fo:color="#333333" officeooo:rsid="00240f3d"/>
    </style:style>
    <style:style style:name="T10" style:family="text">
      <style:text-properties fo:color="#333333" officeooo:rsid="0025aaf6"/>
    </style:style>
    <style:style style:name="T11" style:family="text">
      <style:text-properties officeooo:rsid="0021e002"/>
    </style:style>
    <style:style style:name="T12" style:family="text">
      <style:text-properties officeooo:rsid="0022a4c5"/>
    </style:style>
    <style:style style:name="T13"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écnicas de los Sistemas Inteligentes</text:span></text:p>
      <text:p text:style-name="P1"/>
      <text:p text:style-name="P1"/>
      <text:p text:style-name="P1"/>
      <text:p text:style-name="P1"/>
      <text:p text:style-name="P1"/>
      <text:p text:style-name="P2">PRÁCTICA 1:</text:p>
      <text:p text:style-name="P4">DESARROLLO DE UN AGENTE BASADO EN HEURÍSTICA PARA EL ENTORNO GVG-AI</text:p>
      <text:p text:style-name="P1"/>
      <text:p text:style-name="P1"/>
      <text:p text:style-name="P1"/>
      <text:p text:style-name="P1"/>
      <text:p text:style-name="P1"/>
      <text:p text:style-name="P1"/>
      <text:p text:style-name="P1"/>
      <text:p text:style-name="P5"><text:span text:style-name="T2">Autor:</text:span> <text:span text:style-name="T3">José Javier Alonso Ramos</text:span></text:p>
      <text:p text:style-name="P3">Grupo: <text:span text:style-name="T3">B</text:span></text:p>
      <text:p text:style-name="P3"><text:span text:style-name="T3"/></text:p>
      <text:p text:style-name="P6"><text:soft-page-break/>DESCRIPCIÓN GENERAL DEL ALGORITMO</text:p>
      <text:p text:style-name="P6"/>
      <text:p text:style-name="P10">Función act:</text:p>
      <text:p text:style-name="P11"/>
      <text:p text:style-name="P19"><text:tab/><text:tab/>{</text:p>
      <text:p text:style-name="P13"><text:span text:style-name="T4"><text:tab/><text:tab/>{</text:span><text:tab/>vector_de_casillas_a_evitar := casillasQueLiberanAEnemigos();</text:p>
      <text:p text:style-name="P13"><text:tab/><text:tab/><text:span text:style-name="T4">{</text:span><text:tab/><text:tab/><text:span text:style-name="T7">Para cada enemigo tomamos sus 4 casillas colindantes y la suya <text:tab/><text:tab/><text:tab/></text:span><text:span text:style-name="T4">{</text:span><text:span text:style-name="T7"><text:tab/><text:tab/>propia y las guardamos en un vector para tenerlas en cuenta a la hora <text:tab/><text:tab/></text:span><text:span text:style-name="T4">{</text:span><text:span text:style-name="T7"><text:tab/><text:tab/>de crear un camino (deliberativo) y a la hora de realizar un <text:tab/><text:tab/><text:tab/></text:span><text:span text:style-name="T4">{</text:span><text:span text:style-name="T7"><text:tab/><text:tab/>movimiento (reactivo).</text:span></text:p>
      <text:p text:style-name="P20"><text:tab/><text:tab/>{</text:p>
      <text:p text:style-name="P13"><text:span text:style-name="T4">Deliberativo<text:tab/>{</text:span><text:tab/>path := obtencionDelCaminoASeguirConA*();</text:p>
      <text:p text:style-name="P13"><text:tab/><text:tab/><text:span text:style-name="T4">{</text:span><text:tab/><text:tab/><text:span text:style-name="T7">Creamos un nodo inicial con las coordenadas de nuestro personaje y <text:tab/><text:tab/></text:span><text:span text:style-name="T4">{</text:span><text:span text:style-name="T7"><text:tab/><text:tab/>vamos generando hijos hasta alcanzar un nodo con las mismas <text:tab/><text:tab/><text:tab/></text:span><text:span text:style-name="T4">{</text:span><text:span text:style-name="T7"><text:tab/><text:tab/>coordenadas que nuestra casilla objetivo. Los nodos escogidos para <text:tab/><text:tab/></text:span><text:span text:style-name="T4">{</text:span><text:span text:style-name="T7"><text:tab/><text:tab/>formar el camino serán aquellos con el menor valor de su función ‘f’ <text:tab/><text:tab/></text:span><text:span text:style-name="T4">{</text:span><text:span text:style-name="T7"><text:tab/><text:tab/>el cual se calcula mediante distintos factores explicados más adelante.</text:span></text:p>
      <text:p text:style-name="P20"><text:tab/><text:tab/>{</text:p>
      <text:p text:style-name="P13"><text:span text:style-name="T4"><text:tab/><text:tab/>{</text:span><text:tab/>movimientos := transformarPathAAcciones();</text:p>
      <text:p text:style-name="P13"><text:tab/><text:tab/><text:span text:style-name="T4">{</text:span><text:tab/><text:tab/><text:span text:style-name="T7">Dado que path es una lista de nodos debemos adecuar esto a un tipo de <text:tab/><text:tab/></text:span><text:span text:style-name="T4">{</text:span><text:span text:style-name="T7"><text:tab/><text:tab/>dato que el programa entienda (acciones). Para ello, teniendo en <text:tab/><text:tab/><text:tab/></text:span><text:span text:style-name="T4">{</text:span><text:span text:style-name="T7"><text:tab/><text:tab/>cuenta datos como la orientación del personaje, nuestra próxima <text:tab/><text:tab/><text:tab/></text:span><text:span text:style-name="T4">{</text:span><text:span text:style-name="T7"><text:tab/><text:tab/>casilla a recorrer o nuestra última acción realizada, iremos cambiando <text:tab/><text:tab/></text:span><text:span text:style-name="T4">{</text:span><text:span text:style-name="T7"><text:tab/><text:tab/>nuestros nodos por acciones y las incluiremos en el vector <text:tab/><text:tab/><text:tab/><text:tab/></text:span><text:span text:style-name="T4">{</text:span><text:span text:style-name="T7"><text:tab/><text:tab/>movimientos.</text:span></text:p>
      <text:p text:style-name="P20"><text:tab/><text:tab/>{</text:p>
      <text:p text:style-name="P13"><text:span text:style-name="T4"><text:tab/><text:tab/>{</text:span><text:tab/>sig_mov := movimientos.poll();</text:p>
      <text:p text:style-name="P13"><text:tab/><text:tab/><text:span text:style-name="T4">{</text:span><text:tab/><text:tab/><text:span text:style-name="T7">Tomamos el primer movimiento de la lista de movimientos.</text:span></text:p>
      <text:p text:style-name="P20"><text:tab/><text:tab/>{</text:p>
      <text:p text:style-name="P13"><text:tab/><text:tab/><text:span text:style-name="T5">{</text:span><text:tab/>if ( tieneRocaEncima(sig_mov) or enemigoCerca(sig_mov) ) then:</text:p>
      <text:p text:style-name="P13"><text:span text:style-name="T5">Reactivo</text:span><text:tab/><text:span text:style-name="T5">{</text:span><text:tab/><text:tab/>alejarse;</text:p>
      <text:p text:style-name="P13"><text:tab/><text:tab/><text:span text:style-name="T5">{</text:span><text:tab/><text:tab/>recalcularPath;</text:p>
      <text:p text:style-name="P13"><text:tab/><text:tab/><text:span text:style-name="T5">{</text:span><text:tab/><text:tab/><text:span text:style-name="T7">Si el resultado de nuestro próximo movimiento nos pone en peligro <text:tab/><text:tab/></text:span><text:span text:style-name="T5">{</text:span><text:span text:style-name="T7"><text:tab/><text:tab/>debemos intentar escapar de esa situación (deshaciendo nuestras <text:tab/><text:tab/><text:tab/></text:span><text:span text:style-name="T5">{</text:span><text:span text:style-name="T7"><text:tab/><text:tab/>anteriores acciones o moviéndonos a casillas sin peligro) y, además, <text:tab/><text:tab/></text:span><text:span text:style-name="T5">{</text:span><text:span text:style-name="T7"><text:tab/><text:tab/>volver a calcular un nuevo recorrido que posiblemente sea más <text:tab/><text:tab/><text:tab/></text:span><text:span text:style-name="T5">{</text:span><text:span text:style-name="T7"><text:tab/><text:tab/>seguro.</text:span></text:p>
      <text:p text:style-name="P13"><text:span text:style-name="T7"/></text:p>
      <text:p text:style-name="P13"><text:tab/><text:tab/><text:tab/>return sig_mov;</text:p>
      <text:p text:style-name="P12"><text:tab/><text:tab/><text:tab/><text:tab/><text:span text:style-name="T7">Devolvemos la acción a tomar.</text:span></text:p>
      <text:p text:style-name="P17"/>
      <text:p text:style-name="P18"/>
      <text:p text:style-name="P17"/>
      <text:p text:style-name="P6"/>
      <text:p text:style-name="P6"/>
      <text:p text:style-name="P6"/>
      <text:p text:style-name="P6"/>
      <text:p text:style-name="P6"/>
      <text:p text:style-name="P6"/>
      <text:p text:style-name="P7"><text:soft-page-break/>COMPORTAMIENTO REACTIVO:</text:p>
      <text:p text:style-name="P14"/>
      <text:p text:style-name="P15">x:= Jugador.x</text:p>
      <text:p text:style-name="P15">y:=Jugador.y</text:p>
      <text:p text:style-name="P22">Creamos variables con las coordenadas de nuestro Jugador.</text:p>
      <text:p text:style-name="P15"/>
      <text:p text:style-name="P15">x, y := simularSiguienteMovimiento();</text:p>
      <text:p text:style-name="P22">Actualizamos las coordenadas suponiendo que hemos realizado el movimiento que hemos seleccionado como el siguiente.</text:p>
      <text:p text:style-name="P14"/>
      <text:p text:style-name="P14">if ( tieneRocaEncima(<text:span text:style-name="T11">x,y</text:span>) or enemigoCerca(<text:span text:style-name="T11">x,y</text:span>) ) then:</text:p>
      <text:p text:style-name="P22">Si la casilla en la que nos encontraríamos tiene una roca encima que nos pudiese aplastar o un enemigo cerca que nos pudiera matar:</text:p>
      <text:p text:style-name="P14"><text:tab/><text:span text:style-name="T11">boolean sinPeligro := false;</text:span></text:p>
      <text:p text:style-name="P14"><text:tab/><text:span text:style-name="T11">while( not sinPeligro ):</text:span></text:p>
      <text:p text:style-name="P14"><text:tab/><text:span text:style-name="T8">Mientras exista peligro comprobamos si nos podemos mover a las casillas laterales para <text:tab/>evitar la roca</text:span></text:p>
      <text:p text:style-name="P14"><text:tab/><text:tab/><text:span text:style-name="T11">if(casillaLateralLibre(x,y)) then:</text:span></text:p>
      <text:p text:style-name="P14"><text:tab/><text:tab/><text:tab/><text:span text:style-name="T11">moverACasillaLateral(x,y);</text:span></text:p>
      <text:p text:style-name="P14"><text:tab/><text:tab/><text:tab/><text:span text:style-name="T11">sinPeligro := true;</text:span></text:p>
      <text:p text:style-name="P23"><text:span text:style-name="T12"><text:tab/><text:tab/><text:tab/>Si podemos nos movemos hacia una de ellas</text:span></text:p>
      <text:p text:style-name="P14"><text:tab/><text:tab/><text:span text:style-name="T11">else</text:span></text:p>
      <text:p text:style-name="P14"><text:tab/><text:tab/><text:tab/><text:span text:style-name="T11">descender(x,y);</text:span></text:p>
      <text:p text:style-name="P14"><text:span text:style-name="T8"><text:tab/><text:tab/><text:tab/>Si no podemos, descendemos una casilla para volver a comprobar si sus <text:tab/><text:tab/><text:tab/><text:tab/>casillas laterales son accesibles</text:span></text:p>
      <text:p text:style-name="P14"><text:tab/><text:span text:style-name="T11">if(enemigoCerca(x,y)) then:</text:span></text:p>
      <text:p text:style-name="P14"><text:tab/><text:tab/><text:span text:style-name="T11">irEnDireccionContrariaAlEnemigo(x,y);</text:span></text:p>
      <text:p text:style-name="P14"><text:tab/><text:tab/><text:span text:style-name="T8">Si tenemos un enemigo cerca nos movemos una casilla en dirección contraria.</text:span></text:p>
      <text:p text:style-name="P14"><text:tab/><text:tab/></text:p>
      <text:p text:style-name="P15">path.clear();</text:p>
      <text:p text:style-name="P22">Eliminamos el path que tenemos</text:p>
      <text:p text:style-name="P15">path := recalcularPath();</text:p>
      <text:p text:style-name="P22">Calculamos uno nuev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text:soft-page-break/><text:span text:style-name="T13">COMPORTAMIENTO</text:span> <text:span text:style-name="T12">DELIBERATIVO</text:span>:</text:p>
      <text:p text:style-name="P14"/>
      <text:p text:style-name="P14">vector_de_casillas_a_evitar := casillasQueLiberanAEnemigos();</text:p>
      <text:p text:style-name="P16"><text:span text:style-name="T6">Si a la hora de crear un nodo sus coordenadas coinciden con alguna que esté almacenada en este vector su función heurística ‘h’ aumentará de valor y por tanto disminuirá su prioridad a la hora de ser escogido para formar el camino.</text:span></text:p>
      <text:p text:style-name="P21"><text:tab/><text:tab/></text:p>
      <text:p text:style-name="P14">path := obtencionDelCaminoASeguirConA*();</text:p>
      <text:p text:style-name="P24">A la hora de crear nodos, su función ‘g’ es igual a la función ‘g’ de su nodo padre más 1 siendo la ‘g’ del nodo inicial igual 0. La ‘h’ de cada nodo la inicializamos con la distancia Manhattan hasta la casilla objetivo. Si es un muro, una piedra o un enemigo (casillas no transitables) aumentaremos ‘h’ 90 puntos. Si tiene una roca encima aumentaremos otros 50 puntos. Y por último si es una casilla que si desapareciese podría liberar a un enemigo o es una casilla colindante a un enemigo, sumaremos 50 puntos.</text:p>
      <text:p text:style-name="P24"/>
      <text:p text:style-name="P14"><text:span text:style-name="T7">Creamos un nodo inicial con las coordenadas de nuestro personaje y </text:span><text:span text:style-name="T9">lo añadimos a la lista de abiertos (se trata de una cola con prioridad ordenada de menor a mayor función heurística). A partir de aquí entramos en un bucle que finaliza cuando alcanzamos el objetivo o nuestra lista de abiertos queda vacía.</text:span></text:p>
      <text:p text:style-name="P16"><text:span text:style-name="T6">Sacamos de ABIERTOS el primer nodo (al inicio del bucle será el inicial). Comprobamos si sus coordenadas coinciden con las de la casilla objetivo. Si coinciden acabamos si no, generamos los hijos de este nodo y los añadimos a ABIERTOS. Los hijos solo se generan si sus coordenadas señalan una casilla transitable y o bien, esa posición no ha sido visitada nunca o el valor actual de ‘f’ <text:s/>en esa casilla es mayor del que tendría generando este hijo. Una vez acabemos de estudiar un nodo lo guardamos en CERRADOS.</text:span></text:p>
      <text:p text:style-name="P16"><text:span text:style-name="T6">Una vez alcanzada la casilla objetivo devolveremos una lista de nodos generada mediante la obtención recurrente del padre </text:span><text:span text:style-name="T10">del los nodos empezando desde el nodo final (el que coincide en coordenadas con el objetivo).</text:span></text:p>
      <text:p text:style-name="P21"><text:tab/><text:tab/></text:p>
      <text:p text:style-name="P14">movimientos := transformarPathAAcciones();</text:p>
      <text:p text:style-name="P24">Según nuestra orientación y última acción transformaremos los nodos en movimientos.</text:p>
      <text:p text:style-name="P24">Si nuestra última acción fue nula tendremos que fijarnos en nuestra orientación para incluir los siguientes movimientos. Si la orientación coincide con la dirección a la que nos queremos mover solo añadiremos una acción con ese movimiento; si por el contrario no coincide añadiremos dos.</text:p>
      <text:p text:style-name="P24">Si la última acción no fue nula solo tendremos que comprobar si coincide con la acción que queremos tomar: si coincide solo añadiremos un movimiento, si no coincide añadiremos do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21:14:37.798918332</meta:creation-date>
    <dc:date>2019-04-22T22:41:38.782162713</dc:date>
    <meta:editing-duration>PT28S</meta:editing-duration>
    <meta:editing-cycles>2</meta:editing-cycles>
    <meta:generator>LibreOffice/6.2.2.2$Linux_X86_64 LibreOffice_project/20$Build-2</meta:generator>
    <meta:document-statistic meta:table-count="0" meta:image-count="0" meta:object-count="0" meta:page-count="4" meta:paragraph-count="66" meta:word-count="847" meta:character-count="5502" meta:non-whitespace-character-count="4578"/>
  </office:meta>
</office:document-meta>
</file>